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180013" officeooo:paragraph-rsid="00180013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291400" officeooo:paragraph-rsid="0029140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paragraph-rsid="002365be" style:font-size-asian="14pt" style:font-size-complex="14pt"/>
    </style:style>
    <style:style style:name="P4" style:family="paragraph" style:parent-style-name="Text_20_body">
      <style:text-properties style:font-name="Liberation Serif" fo:font-size="14pt" style:font-size-asian="14pt" style:font-size-complex="14pt"/>
    </style:style>
    <style:style style:name="P5" style:family="paragraph" style:parent-style-name="Table_20_Contents" style:list-style-name="L1">
      <style:text-properties fo:font-size="10pt" style:font-size-asian="10pt" style:font-size-complex="10pt"/>
    </style:style>
    <style:style style:name="P6" style:family="paragraph" style:parent-style-name="Text_20_body" style:list-style-name="L1">
      <style:text-properties style:font-name="Liberation Serif" fo:font-size="14pt" style:font-size-asian="14pt" style:font-size-complex="14pt"/>
    </style:style>
    <style:style style:name="P7" style:family="paragraph" style:parent-style-name="Text_20_body" style:list-style-name="L1">
      <style:text-properties style:font-name="Liberation Serif" fo:font-size="14pt" officeooo:paragraph-rsid="002b481f" style:font-size-asian="14pt" style:font-size-complex="14pt"/>
    </style:style>
    <style:style style:name="P8" style:family="paragraph" style:parent-style-name="Text_20_body" style:list-style-name="L1">
      <style:text-properties style:font-name="Liberation Serif" fo:font-size="14pt" officeooo:rsid="001e042d" style:font-size-asian="14pt" style:font-size-complex="14pt"/>
    </style:style>
    <style:style style:name="P9" style:family="paragraph" style:parent-style-name="Text_20_body" style:list-style-name="L1">
      <style:text-properties style:font-name="Liberation Serif" fo:font-size="14pt" officeooo:rsid="00208b4e" officeooo:paragraph-rsid="002b481f" style:font-size-asian="14pt" style:font-size-complex="14pt"/>
    </style:style>
    <style:style style:name="P10" style:family="paragraph" style:parent-style-name="Text_20_body" style:list-style-name="L1">
      <style:text-properties style:font-name="Liberation Serif" fo:font-size="14pt" officeooo:rsid="002b481f" officeooo:paragraph-rsid="002b481f" style:font-size-asian="14pt" style:font-size-complex="14pt"/>
    </style:style>
    <style:style style:name="P11" style:family="paragraph" style:parent-style-name="Text_20_body" style:list-style-name="L1">
      <style:paragraph-properties fo:margin-top="0in" fo:margin-bottom="0in" loext:contextual-spacing="false" fo:line-height="100%"/>
      <style:text-properties style:font-name="Liberation Serif" fo:font-size="10pt" officeooo:rsid="002b481f" officeooo:paragraph-rsid="002b481f" style:font-size-asian="10pt" style:font-size-complex="10pt"/>
    </style:style>
    <style:style style:name="P12" style:family="paragraph" style:parent-style-name="Text_20_body" style:list-style-name="L1">
      <style:paragraph-properties fo:margin-top="0in" fo:margin-bottom="0in" loext:contextual-spacing="false" fo:line-height="100%"/>
      <style:text-properties style:font-name="Liberation Serif" fo:font-size="10pt" officeooo:rsid="002b481f" officeooo:paragraph-rsid="002e062d" style:font-size-asian="10pt" style:font-size-complex="10pt"/>
    </style:style>
    <style:style style:name="P13" style:family="paragraph" style:parent-style-name="Text_20_body" style:list-style-name="L1">
      <style:paragraph-properties fo:margin-top="0in" fo:margin-bottom="0in" loext:contextual-spacing="false" fo:line-height="100%"/>
      <style:text-properties style:font-name="Liberation Serif" fo:font-size="10pt" officeooo:rsid="002b481f" officeooo:paragraph-rsid="002c939a" style:font-size-asian="10pt" style:font-size-complex="10pt"/>
    </style:style>
    <style:style style:name="T1" style:family="text">
      <style:text-properties officeooo:rsid="00291400"/>
    </style:style>
    <style:style style:name="T2" style:family="text">
      <style:text-properties officeooo:rsid="002b481f"/>
    </style:style>
    <style:style style:name="T3" style:family="text">
      <style:text-properties officeooo:rsid="002e062d"/>
    </style:style>
    <style:style style:name="T4" style:family="text">
      <style:text-properties officeooo:rsid="002f76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ÀCTICA <text:span text:style-name="T1">3</text:span></text:p>
      <text:p text:style-name="P2">B.D. LABORATORI CLÍNIC</text:p>
      <text:p text:style-name="P1"/>
      <text:p text:style-name="P3"/>
      <text:list xml:id="list2531078769" text:style-name="L1">
        <text:list-item>
          <text:p text:style-name="P6">Omplir amb les dades necessàries per tenir resultats de diferents analítiques per 2 pacients</text:p>
          <text:p text:style-name="P6"/>
        </text:list-item>
        <text:list-item>
          <text:p text:style-name="P8">Escriure una funció per determinar si un resultat és normal, no-normal(patològic) o pànic. La funció no tindrà en compte el sexe i l'edat del pacient (de moment). La funció rebrà el codi de la prova <text:span text:style-name="T3">(idprova)</text:span>, el codi del pacient, el resultat <text:span text:style-name="T4">i la data de resultat (si no es rep data s’agafarà la data del dia). La funció </text:span>retornarà un 1(normal), un 2(patològic) o un 3(pànic).</text:p>
          <text:p text:style-name="P6"/>
        </text:list-item>
        <text:list-item>
          <text:p text:style-name="P7"><text:span text:style-name="T1">E</text:span>scriure una altra funció que rebi un id_resultat de la taula resultats i cridi a la funció anterior per determinar la patologia del resultat <text:span text:style-name="T2">i retornar un 1(normal), un 2(patològic) o un 3(pànic).</text:span></text:p>
          <text:p text:style-name="P6"/>
        </text:list-item>
        <text:list-item>
          <text:p text:style-name="P6">Escriure una funció que examini tots els resultats d'una analítica d'un pacient, <text:span text:style-name="T2">rebrà l’id del pacient i el codi d’analítica</text:span> (si no rep <text:span text:style-name="T2">el codi d’analítica</text:span> s'agafarà l'última analítica que s'hagi fet el pacient) i retorni una cadena amb :</text:p>
          <text:list>
            <text:list-header>
              <text:p text:style-name="P5"><text:span text:style-name="T1">pacient#data#</text:span>codi_prova#nom_prova#resultat#valoració|<text:span text:style-name="T1">pacient#data#</text:span>codi_prova#nom_prova#resultat#valoració|<text:span text:style-name="T1">pacient#data#</text:span>codi_prova#nom_prova#resultat#valoració| ...</text:p>
            </text:list-header>
          </text:list>
        </text:list-item>
      </text:list>
      <text:p text:style-name="P4"/>
      <text:list xml:id="list101952286088158" text:continue-numbering="true" text:style-name="L1">
        <text:list-item>
          <text:p text:style-name="P9">Escriure una script per ser executada des del cron per omplir la taula ResultatsAnalitiques cada cop que arribin noves dades al directori /tmp/resultats.</text:p>
          <text:p text:style-name="P9"><text:s/>Les dades que arribin seran registres amb idanalítica, idprova i resultat.</text:p>
          <text:p text:style-name="P10">Aquesta script guardarà els resultats en fitxers de log. Per cada execució de l’script es guardarà el resultat en un fitxer de log. El resultat per el log serà :</text:p>
          <text:list>
            <text:list-header>
              <text:p text:style-name="P11">data – hora – execució correcta</text:p>
              <text:p text:style-name="P12">data – hora – error amb idanalítica-idprova<text:span text:style-name="T3">t</text:span>-resultat, idanalítica-idprova-resultat, ...</text:p>
              <text:p text:style-name="P13">data – hora – execució correcta</text:p>
              <text:p text:style-name="P12">data – hora – error amb idanalítica-idprova-resultat</text:p>
              <text:p text:style-name="P12">data – hora – error amb idanalítica-idprova-resultat, idanalítica-idprova-resultat, ...</text:p>
              <text:p text:style-name="P11">...</text:p>
            </text:list-header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M2S</meta:editing-duration>
    <meta:editing-cycles>2</meta:editing-cycles>
    <meta:generator>LibreOffice/5.4.7.2$Linux_X86_64 LibreOffice_project/40$Build-2</meta:generator>
    <meta:creation-date>2019-01-31T10:07:38.634608676</meta:creation-date>
    <dc:date>2019-01-31T10:19:50.672167683</dc:date>
    <meta:document-statistic meta:table-count="0" meta:image-count="0" meta:object-count="0" meta:page-count="1" meta:paragraph-count="16" meta:word-count="258" meta:character-count="1790" meta:non-whitespace-character-count="1542"/>
  </office:meta>
</office:document-meta>
</file>